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2222222222222cm"/>
    </style:style>
    <style:style style:name="co3" style:family="table-column">
      <style:table-column-properties fo:break-before="auto" style:column-width="1.65805555555556cm"/>
    </style:style>
    <style:style style:name="co4" style:family="table-column">
      <style:table-column-properties fo:break-before="auto" style:column-width="2.25777777777778cm"/>
    </style:style>
    <style:style style:name="ro1" style:family="table-row">
      <style:table-row-properties style:row-height="20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6" table:style-name="ce4">
            <text:p>6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Elias Müller</text:p>
          </table:table-cell>
          <table:table-cell office:value-type="string" table:style-name="ce6">
            <text:p>Alexander Keck</text:p>
          </table:table-cell>
          <table:table-cell office:value-type="string" table:style-name="ce6">
            <text:p>Alexander Zeis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day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Tuesday, 2017-10-1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Wednesday, 2017-10-18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2H0M0S" table:style-name="ce7">
            <text:p>02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Thursday, 2017-10-1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iday, 2017-10-20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turday, 2017-10-21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unday, 2017-10-2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day, 2017-10-23</text:p>
          </table:table-cell>
          <table:table-cell table:number-columns-repeated="2" table:style-name="ce7"/>
          <table:table-cell office:value-type="time" office:time-value="PT0H30M0S" table:style-name="ce7">
            <text:p>00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Tuesday, 2017-10-2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Wednesday, 2017-10-25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Thursday, 2017-10-26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iday, 2017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turday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unday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day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Tuesday, 2017-10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Wednesday, 2017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Thursday, 2017-1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iday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turday, 2017-1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unday, 2017-1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day, 2017-1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Tuesday, 2017-1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Wednesday, 2017-1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Thursday, 2017-1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iday, 2017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turday, 2017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unday, 2017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day, 2017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Tuesday, 2017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Wednesday, 2017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Thursday, 2017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iday, 2017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turday, 2017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unday, 2017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day, 2017-1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Tuesday, 2017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Wednesday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Thursday, 2017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iday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turday, 2017-1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unday, 2017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day, 2017-1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Tuesday, 2017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Wednesday, 2017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Thursday, 2017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iday, 2017-1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turday, 2017-12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unday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day, 2017-12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Tuesday, 2017-12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Wednesday, 2017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Thursday, 2017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iday, 2017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turday, 2017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unday, 2017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day, 2017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Tuesday, 2017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Wednesday, 2017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Thursday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iday, 2017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turday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unday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day, 2017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Tuesday, 2017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Wednesday, 2017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Thursday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iday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turday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unday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day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Tuesday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Wednesday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Thursday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iday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turday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unday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day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Tuesday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Wednesday, 2018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Thursday, 2018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iday, 2018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turday, 2018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unday, 2018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day, 2018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Tuesday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Wednesday, 2018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Thursday, 2018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iday, 2018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turday, 2018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unday, 2018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day, 2018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Tuesday, 2018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Wednesday, 2018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Thursday, 2018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iday, 2018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turday, 2018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unday, 2018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day, 2018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Tuesday, 2018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Wednesday, 2018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Thursday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iday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turday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unday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day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Tuesday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Wednesday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Thursday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iday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turday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unday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day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Tuesday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Wednesday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Thursday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iday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Elias Müller" table:formula="of:=[.B2]" table:style-name="ce3">
            <text:p>Elias Müller</text:p>
          </table:table-cell>
          <table:table-cell office:value-type="string" office:string-value="Alexander Keck" table:formula="of:=[.C2]" table:style-name="ce3">
            <text:p>Alexander Keck</text:p>
          </table:table-cell>
          <table:table-cell office:value-type="string" office:string-value="Alexander Zeising" table:formula="of:=[.D2]" table:style-name="ce3">
            <text:p>Alexander Zeising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umme</text:p>
          </table:table-cell>
          <table:table-cell office:value-type="time" office:time-value="PT7H0M0S" table:formula="of:=SUM([.B4:.B120])" table:style-name="ce10">
            <text:p>07:00</text:p>
          </table:table-cell>
          <table:table-cell office:value-type="time" office:time-value="PT7H0M0S" table:formula="of:=SUM([.C4:.C120])" table:style-name="ce10">
            <text:p>07:00</text:p>
          </table:table-cell>
          <table:table-cell office:value-type="time" office:time-value="PT7H30M0S" table:formula="of:=SUM([.D4:.D120])" table:style-name="ce10">
            <text:p>07:30</text:p>
          </table:table-cell>
          <table:table-cell table:style-name="ce1"/>
          <table:table-cell office:value-type="time" office:time-value="PT21H30M0S" table:formula="of:=SUM([.B122:.D122])" table:style-name="ce11">
            <text:p>21:30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meta:initial-creator>Kai Mindermann</meta:initial-creator>
    <dc:creator>Alex</dc:creator>
    <meta:creation-date>2015-10-06T10:15:48Z</meta:creation-date>
    <dc:date>2017-10-26T16:43:21Z</dc:date>
    <meta:editing-cycles>7</meta:editing-cycles>
    <meta:editing-duration>PT489S</meta:editing-duration>
  </office:meta>
</office:document-meta>
</file>